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2ac7b8" officeooo:paragraph-rsid="0030e61d"/>
    </style:style>
    <style:style style:name="P2" style:family="paragraph" style:parent-style-name="Standard">
      <style:text-properties officeooo:rsid="002ac7b8" officeooo:paragraph-rsid="0030ff61"/>
    </style:style>
    <style:style style:name="P3" style:family="paragraph" style:parent-style-name="Standard">
      <style:text-properties officeooo:rsid="002ac7b8" officeooo:paragraph-rsid="0033acc4"/>
    </style:style>
    <style:style style:name="P4" style:family="paragraph" style:parent-style-name="Standard">
      <style:text-properties officeooo:rsid="002ac7b8" officeooo:paragraph-rsid="003582d5"/>
    </style:style>
    <style:style style:name="P5" style:family="paragraph" style:parent-style-name="Standard">
      <style:text-properties officeooo:rsid="002ac7b8" officeooo:paragraph-rsid="003807a6"/>
    </style:style>
    <style:style style:name="P6" style:family="paragraph" style:parent-style-name="Standard">
      <style:text-properties fo:font-weight="bold" officeooo:rsid="002ac7b8" officeooo:paragraph-rsid="0030e61d" style:font-weight-asian="bold" style:font-weight-complex="bold"/>
    </style:style>
    <style:style style:name="P7" style:family="paragraph" style:parent-style-name="Standard">
      <style:text-properties fo:font-weight="bold" officeooo:rsid="002ac7b8" officeooo:paragraph-rsid="0030ff61" style:font-weight-asian="bold" style:font-weight-complex="bold"/>
    </style:style>
    <style:style style:name="P8" style:family="paragraph" style:parent-style-name="Standard">
      <style:text-properties fo:font-weight="bold" officeooo:rsid="002ac7b8" officeooo:paragraph-rsid="0033acc4" style:font-weight-asian="bold" style:font-weight-complex="bold"/>
    </style:style>
    <style:style style:name="P9" style:family="paragraph" style:parent-style-name="Standard">
      <style:text-properties fo:font-weight="bold" officeooo:rsid="002ac7b8" officeooo:paragraph-rsid="003582d5" style:font-weight-asian="bold" style:font-weight-complex="bold"/>
    </style:style>
    <style:style style:name="P10" style:family="paragraph" style:parent-style-name="Standard">
      <style:text-properties fo:font-weight="bold" officeooo:rsid="002ac7b8" officeooo:paragraph-rsid="003807a6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2c6208" officeooo:paragraph-rsid="002c6208" style:font-weight-asian="bold" style:font-weight-complex="bold"/>
    </style:style>
    <style:style style:name="P12" style:family="paragraph" style:parent-style-name="Standard">
      <style:text-properties fo:font-weight="bold" officeooo:rsid="002c6208" officeooo:paragraph-rsid="0030e61d" style:font-weight-asian="bold" style:font-weight-complex="bold"/>
    </style:style>
    <style:style style:name="P13" style:family="paragraph" style:parent-style-name="Standard">
      <style:text-properties fo:font-weight="bold" officeooo:rsid="002c6208" officeooo:paragraph-rsid="0030ff61" style:font-weight-asian="bold" style:font-weight-complex="bold"/>
    </style:style>
    <style:style style:name="P14" style:family="paragraph" style:parent-style-name="Standard">
      <style:text-properties fo:font-weight="bold" officeooo:rsid="002c6208" officeooo:paragraph-rsid="0033acc4" style:font-weight-asian="bold" style:font-weight-complex="bold"/>
    </style:style>
    <style:style style:name="P15" style:family="paragraph" style:parent-style-name="Standard">
      <style:text-properties fo:font-weight="bold" officeooo:rsid="002c6208" officeooo:paragraph-rsid="003582d5" style:font-weight-asian="bold" style:font-weight-complex="bold"/>
    </style:style>
    <style:style style:name="P16" style:family="paragraph" style:parent-style-name="Standard">
      <style:text-properties fo:font-weight="bold" officeooo:rsid="002c6208" officeooo:paragraph-rsid="003807a6" style:font-weight-asian="bold" style:font-weight-complex="bold"/>
    </style:style>
    <style:style style:name="P17" style:family="paragraph" style:parent-style-name="Standard">
      <style:text-properties fo:font-weight="bold" officeooo:rsid="002c6208" officeooo:paragraph-rsid="0039c79b" style:font-weight-asian="bold" style:font-weight-complex="bold"/>
    </style:style>
    <style:style style:name="P18" style:family="paragraph" style:parent-style-name="Standard">
      <style:text-properties fo:font-weight="bold" officeooo:rsid="002e14a1" officeooo:paragraph-rsid="0030e61d" style:font-weight-asian="bold" style:font-weight-complex="bold"/>
    </style:style>
    <style:style style:name="P19" style:family="paragraph" style:parent-style-name="Standard">
      <style:text-properties fo:font-weight="bold" officeooo:rsid="002e14a1" officeooo:paragraph-rsid="0030ff61" style:font-weight-asian="bold" style:font-weight-complex="bold"/>
    </style:style>
    <style:style style:name="P20" style:family="paragraph" style:parent-style-name="Standard">
      <style:text-properties fo:font-weight="bold" officeooo:rsid="002e14a1" officeooo:paragraph-rsid="0033acc4" style:font-weight-asian="bold" style:font-weight-complex="bold"/>
    </style:style>
    <style:style style:name="P21" style:family="paragraph" style:parent-style-name="Standard">
      <style:text-properties fo:font-weight="bold" officeooo:rsid="002e14a1" officeooo:paragraph-rsid="003582d5" style:font-weight-asian="bold" style:font-weight-complex="bold"/>
    </style:style>
    <style:style style:name="P22" style:family="paragraph" style:parent-style-name="Standard">
      <style:text-properties fo:font-weight="bold" officeooo:rsid="002e14a1" officeooo:paragraph-rsid="003807a6" style:font-weight-asian="bold" style:font-weight-complex="bold"/>
    </style:style>
    <style:style style:name="P23" style:family="paragraph" style:parent-style-name="Standard">
      <style:text-properties fo:font-weight="bold" officeooo:rsid="002e14a1" officeooo:paragraph-rsid="0039c79b" style:font-weight-asian="bold" style:font-weight-complex="bold"/>
    </style:style>
    <style:style style:name="P24" style:family="paragraph" style:parent-style-name="Standard">
      <style:text-properties fo:font-weight="normal" officeooo:rsid="002ac7b8" officeooo:paragraph-rsid="0030e61d" style:font-weight-asian="normal" style:font-weight-complex="normal"/>
    </style:style>
    <style:style style:name="P25" style:family="paragraph" style:parent-style-name="Standard">
      <style:text-properties fo:font-weight="normal" officeooo:rsid="002ac7b8" officeooo:paragraph-rsid="0030ff61" style:font-weight-asian="normal" style:font-weight-complex="normal"/>
    </style:style>
    <style:style style:name="P26" style:family="paragraph" style:parent-style-name="Standard">
      <style:text-properties fo:font-weight="normal" officeooo:rsid="002ac7b8" officeooo:paragraph-rsid="0033acc4" style:font-weight-asian="normal" style:font-weight-complex="normal"/>
    </style:style>
    <style:style style:name="P27" style:family="paragraph" style:parent-style-name="Standard">
      <style:text-properties fo:font-weight="normal" officeooo:rsid="002ac7b8" officeooo:paragraph-rsid="003582d5" style:font-weight-asian="normal" style:font-weight-complex="normal"/>
    </style:style>
    <style:style style:name="P28" style:family="paragraph" style:parent-style-name="Standard">
      <style:text-properties fo:font-weight="normal" officeooo:rsid="002ac7b8" officeooo:paragraph-rsid="003807a6" style:font-weight-asian="normal" style:font-weight-complex="normal"/>
    </style:style>
    <style:style style:name="P29" style:family="paragraph" style:parent-style-name="Standard">
      <style:text-properties fo:font-weight="normal" officeooo:rsid="002c6208" officeooo:paragraph-rsid="00300846" style:font-weight-asian="normal" style:font-weight-complex="normal"/>
    </style:style>
    <style:style style:name="P30" style:family="paragraph" style:parent-style-name="Standard">
      <style:text-properties fo:font-weight="normal" officeooo:rsid="002c6208" officeooo:paragraph-rsid="0030e61d" style:font-weight-asian="normal" style:font-weight-complex="normal"/>
    </style:style>
    <style:style style:name="P31" style:family="paragraph" style:parent-style-name="Standard">
      <style:text-properties fo:font-weight="normal" officeooo:rsid="002c6208" officeooo:paragraph-rsid="0030ff61" style:font-weight-asian="normal" style:font-weight-complex="normal"/>
    </style:style>
    <style:style style:name="P32" style:family="paragraph" style:parent-style-name="Standard">
      <style:text-properties fo:font-weight="normal" officeooo:rsid="002e14a1" officeooo:paragraph-rsid="00300846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weight="normal" officeooo:rsid="002e14a1" officeooo:paragraph-rsid="002c6208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2e14a1" officeooo:paragraph-rsid="0030e61d" style:font-weight-asian="normal" style:font-weight-complex="normal"/>
    </style:style>
    <style:style style:name="P35" style:family="paragraph" style:parent-style-name="Standard">
      <style:text-properties fo:font-weight="normal" officeooo:rsid="002e14a1" officeooo:paragraph-rsid="0030e61d" style:font-weight-asian="normal" style:font-weight-complex="normal"/>
    </style:style>
    <style:style style:name="P36" style:family="paragraph" style:parent-style-name="Standard">
      <style:text-properties fo:font-weight="normal" officeooo:rsid="002e14a1" officeooo:paragraph-rsid="0030ff61" style:font-weight-asian="normal" style:font-weight-complex="normal"/>
    </style:style>
    <style:style style:name="P37" style:family="paragraph" style:parent-style-name="Standard">
      <style:text-properties fo:font-weight="normal" officeooo:rsid="002e14a1" officeooo:paragraph-rsid="0033acc4" style:font-weight-asian="normal" style:font-weight-complex="normal"/>
    </style:style>
    <style:style style:name="P38" style:family="paragraph" style:parent-style-name="Standard">
      <style:text-properties fo:font-weight="normal" officeooo:rsid="002e14a1" officeooo:paragraph-rsid="003582d5" style:font-weight-asian="normal" style:font-weight-complex="normal"/>
    </style:style>
    <style:style style:name="P39" style:family="paragraph" style:parent-style-name="Standard">
      <style:text-properties fo:font-weight="normal" officeooo:rsid="002e14a1" officeooo:paragraph-rsid="003807a6" style:font-weight-asian="normal" style:font-weight-complex="normal"/>
    </style:style>
    <style:style style:name="P40" style:family="paragraph" style:parent-style-name="Standard">
      <style:text-properties fo:font-weight="normal" officeooo:rsid="002e14a1" officeooo:paragraph-rsid="0039c79b" style:font-weight-asian="normal" style:font-weight-complex="normal"/>
    </style:style>
    <style:style style:name="P41" style:family="paragraph" style:parent-style-name="Standard">
      <style:text-properties fo:font-weight="normal" officeooo:rsid="002eb273" officeooo:paragraph-rsid="0030e61d" style:font-weight-asian="normal" style:font-weight-complex="normal"/>
    </style:style>
    <style:style style:name="P42" style:family="paragraph" style:parent-style-name="Standard">
      <style:text-properties fo:font-weight="normal" officeooo:rsid="00300846" officeooo:paragraph-rsid="0030e61d" style:font-weight-asian="normal" style:font-weight-complex="normal"/>
    </style:style>
    <style:style style:name="P43" style:family="paragraph" style:parent-style-name="Standard">
      <style:text-properties fo:font-weight="normal" officeooo:rsid="0030e61d" officeooo:paragraph-rsid="0030e61d" style:font-weight-asian="normal" style:font-weight-complex="normal"/>
    </style:style>
    <style:style style:name="P44" style:family="paragraph" style:parent-style-name="Standard">
      <style:text-properties fo:font-weight="normal" officeooo:rsid="0030ff61" officeooo:paragraph-rsid="0030ff61" style:font-weight-asian="normal" style:font-weight-complex="normal"/>
    </style:style>
    <style:style style:name="P45" style:family="paragraph" style:parent-style-name="Standard">
      <style:text-properties fo:font-weight="normal" officeooo:rsid="0030ff61" officeooo:paragraph-rsid="0033acc4" style:font-weight-asian="normal" style:font-weight-complex="normal"/>
    </style:style>
    <style:style style:name="P46" style:family="paragraph" style:parent-style-name="Standard">
      <style:text-properties fo:font-weight="normal" officeooo:rsid="0033acc4" officeooo:paragraph-rsid="0033acc4" style:font-weight-asian="normal" style:font-weight-complex="normal"/>
    </style:style>
    <style:style style:name="P47" style:family="paragraph" style:parent-style-name="Standard">
      <style:text-properties fo:font-weight="normal" officeooo:rsid="0033acc4" officeooo:paragraph-rsid="003582d5" style:font-weight-asian="normal" style:font-weight-complex="normal"/>
    </style:style>
    <style:style style:name="P48" style:family="paragraph" style:parent-style-name="Standard">
      <style:text-properties fo:font-weight="normal" officeooo:rsid="0033acc4" officeooo:paragraph-rsid="003807a6" style:font-weight-asian="normal" style:font-weight-complex="normal"/>
    </style:style>
    <style:style style:name="P49" style:family="paragraph" style:parent-style-name="Standard">
      <style:text-properties fo:font-weight="normal" officeooo:rsid="003807a6" officeooo:paragraph-rsid="003807a6" style:font-weight-asian="normal" style:font-weight-complex="normal"/>
    </style:style>
    <style:style style:name="P50" style:family="paragraph" style:parent-style-name="Standard">
      <style:text-properties fo:font-weight="normal" officeooo:rsid="003807a6" officeooo:paragraph-rsid="0039c79b" style:font-weight-asian="normal" style:font-weight-complex="normal"/>
    </style:style>
    <style:style style:name="P51" style:family="paragraph" style:parent-style-name="Standard">
      <style:text-properties officeooo:paragraph-rsid="0030e61d"/>
    </style:style>
    <style:style style:name="P52" style:family="paragraph" style:parent-style-name="Standard">
      <style:text-properties fo:font-weight="normal" officeooo:rsid="003021b5" officeooo:paragraph-rsid="0030e61d" style:font-weight-asian="normal" style:font-weight-complex="normal"/>
    </style:style>
    <style:style style:name="P53" style:family="paragraph" style:parent-style-name="Standard">
      <style:text-properties fo:font-weight="normal" officeooo:rsid="0030ff61" officeooo:paragraph-rsid="0030ff61" style:font-weight-asian="normal" style:font-weight-complex="normal"/>
    </style:style>
    <style:style style:name="P54" style:family="paragraph" style:parent-style-name="Standard">
      <style:text-properties fo:font-weight="normal" officeooo:rsid="0030ff61" officeooo:paragraph-rsid="0033acc4" style:font-weight-asian="normal" style:font-weight-complex="normal"/>
    </style:style>
    <style:style style:name="P55" style:family="paragraph" style:parent-style-name="Standard">
      <style:text-properties fo:font-weight="normal" officeooo:rsid="0030ff61" officeooo:paragraph-rsid="003582d5" style:font-weight-asian="normal" style:font-weight-complex="normal"/>
    </style:style>
    <style:style style:name="P56" style:family="paragraph" style:parent-style-name="Standard">
      <style:text-properties fo:font-weight="normal" officeooo:rsid="003807a6" officeooo:paragraph-rsid="003e8df3" style:font-weight-asian="normal" style:font-weight-complex="normal"/>
    </style:style>
    <style:style style:name="P57" style:family="paragraph" style:parent-style-name="Standard">
      <style:text-properties fo:font-weight="normal" officeooo:rsid="003807a6" officeooo:paragraph-rsid="003f11c1" style:font-weight-asian="normal" style:font-weight-complex="normal"/>
    </style:style>
    <style:style style:name="P58" style:family="paragraph" style:parent-style-name="Standard">
      <style:text-properties fo:font-weight="normal" officeooo:rsid="003e8df3" officeooo:paragraph-rsid="003e8df3" style:font-weight-asian="normal" style:font-weight-complex="normal"/>
    </style:style>
    <style:style style:name="P59" style:family="paragraph" style:parent-style-name="Standard">
      <style:text-properties fo:font-weight="normal" officeooo:rsid="003e8df3" officeooo:paragraph-rsid="003f11c1" style:font-weight-asian="normal" style:font-weight-complex="normal"/>
    </style:style>
    <style:style style:name="P60" style:family="paragraph" style:parent-style-name="Standard">
      <style:text-properties fo:font-weight="normal" officeooo:rsid="002e14a1" officeooo:paragraph-rsid="003e8df3" style:font-weight-asian="normal" style:font-weight-complex="normal"/>
    </style:style>
    <style:style style:name="P61" style:family="paragraph" style:parent-style-name="Standard">
      <style:text-properties fo:font-weight="normal" officeooo:rsid="002e14a1" officeooo:paragraph-rsid="003f11c1" style:font-weight-asian="normal" style:font-weight-complex="normal"/>
    </style:style>
    <style:style style:name="P62" style:family="paragraph" style:parent-style-name="Standard">
      <style:text-properties fo:font-weight="normal" officeooo:rsid="002ac7b8" officeooo:paragraph-rsid="003e8df3" style:font-weight-asian="normal" style:font-weight-complex="normal"/>
    </style:style>
    <style:style style:name="P63" style:family="paragraph" style:parent-style-name="Standard">
      <style:text-properties fo:font-weight="normal" officeooo:rsid="002ac7b8" officeooo:paragraph-rsid="003f11c1" style:font-weight-asian="normal" style:font-weight-complex="normal"/>
    </style:style>
    <style:style style:name="P64" style:family="paragraph" style:parent-style-name="Standard">
      <style:text-properties fo:font-weight="normal" officeooo:rsid="0033acc4" officeooo:paragraph-rsid="003e8df3" style:font-weight-asian="normal" style:font-weight-complex="normal"/>
    </style:style>
    <style:style style:name="P65" style:family="paragraph" style:parent-style-name="Standard">
      <style:text-properties fo:font-weight="normal" officeooo:rsid="0033acc4" officeooo:paragraph-rsid="003f11c1" style:font-weight-asian="normal" style:font-weight-complex="normal"/>
    </style:style>
    <style:style style:name="P66" style:family="paragraph" style:parent-style-name="Standard">
      <style:text-properties fo:font-weight="normal" officeooo:rsid="003f11c1" officeooo:paragraph-rsid="003f11c1" style:font-weight-asian="normal" style:font-weight-complex="normal"/>
    </style:style>
    <style:style style:name="P67" style:family="paragraph" style:parent-style-name="Standard">
      <style:text-properties officeooo:paragraph-rsid="003e8df3"/>
    </style:style>
    <style:style style:name="P68" style:family="paragraph" style:parent-style-name="Standard">
      <style:text-properties officeooo:rsid="003e8df3" officeooo:paragraph-rsid="003e8df3"/>
    </style:style>
    <style:style style:name="P69" style:family="paragraph" style:parent-style-name="Standard">
      <style:text-properties officeooo:rsid="002ac7b8" officeooo:paragraph-rsid="003e8df3"/>
    </style:style>
    <style:style style:name="P70" style:family="paragraph" style:parent-style-name="Standard">
      <style:text-properties officeooo:rsid="002ac7b8" officeooo:paragraph-rsid="003f11c1"/>
    </style:style>
    <style:style style:name="P71" style:family="paragraph" style:parent-style-name="Standard">
      <style:text-properties fo:font-weight="bold" officeooo:rsid="002ac7b8" officeooo:paragraph-rsid="003e8df3" style:font-weight-asian="bold" style:font-weight-complex="bold"/>
    </style:style>
    <style:style style:name="P72" style:family="paragraph" style:parent-style-name="Standard">
      <style:text-properties fo:font-weight="bold" officeooo:rsid="002ac7b8" officeooo:paragraph-rsid="003f11c1" style:font-weight-asian="bold" style:font-weight-complex="bold"/>
    </style:style>
    <style:style style:name="P73" style:family="paragraph" style:parent-style-name="Standard">
      <style:text-properties fo:font-weight="bold" officeooo:rsid="002c6208" officeooo:paragraph-rsid="003e8df3" style:font-weight-asian="bold" style:font-weight-complex="bold"/>
    </style:style>
    <style:style style:name="P74" style:family="paragraph" style:parent-style-name="Standard">
      <style:text-properties fo:font-weight="bold" officeooo:rsid="002c6208" officeooo:paragraph-rsid="003f11c1" style:font-weight-asian="bold" style:font-weight-complex="bold"/>
    </style:style>
    <style:style style:name="P75" style:family="paragraph" style:parent-style-name="Standard">
      <style:text-properties fo:font-weight="bold" officeooo:rsid="002e14a1" officeooo:paragraph-rsid="003e8df3" style:font-weight-asian="bold" style:font-weight-complex="bold"/>
    </style:style>
    <style:style style:name="P76" style:family="paragraph" style:parent-style-name="Standard">
      <style:text-properties officeooo:paragraph-rsid="003f11c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6208" style:font-weight-asian="bold" style:font-weight-complex="bold"/>
    </style:style>
    <style:style style:name="T3" style:family="text">
      <style:text-properties fo:font-weight="bold" officeooo:rsid="002ac7b8" style:font-weight-asian="bold" style:font-weight-complex="bold"/>
    </style:style>
    <style:style style:name="T4" style:family="text">
      <style:text-properties fo:font-weight="bold" officeooo:rsid="002e14a1" style:font-weight-asian="bold" style:font-weight-complex="bold"/>
    </style:style>
    <style:style style:name="T5" style:family="text">
      <style:text-properties fo:font-weight="bold" officeooo:rsid="002eb273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ac7b8" style:font-weight-asian="normal" style:font-weight-complex="normal"/>
    </style:style>
    <style:style style:name="T8" style:family="text">
      <style:text-properties fo:font-weight="normal" officeooo:rsid="002c6208" style:font-weight-asian="normal" style:font-weight-complex="normal"/>
    </style:style>
    <style:style style:name="T9" style:family="text">
      <style:text-properties fo:font-weight="normal" officeooo:rsid="00300846" style:font-weight-asian="normal" style:font-weight-complex="normal"/>
    </style:style>
    <style:style style:name="T10" style:family="text">
      <style:text-properties fo:font-weight="normal" officeooo:rsid="003021b5" style:font-weight-asian="normal" style:font-weight-complex="normal"/>
    </style:style>
    <style:style style:name="T11" style:family="text">
      <style:text-properties fo:font-weight="normal" officeooo:rsid="0030e61d" style:font-weight-asian="normal" style:font-weight-complex="normal"/>
    </style:style>
    <style:style style:name="T12" style:family="text">
      <style:text-properties fo:font-weight="normal" officeooo:rsid="0030ff61" style:font-weight-asian="normal" style:font-weight-complex="normal"/>
    </style:style>
    <style:style style:name="T13" style:family="text">
      <style:text-properties fo:font-weight="normal" officeooo:rsid="0033acc4" style:font-weight-asian="normal" style:font-weight-complex="normal"/>
    </style:style>
    <style:style style:name="T14" style:family="text">
      <style:text-properties fo:font-weight="normal" officeooo:rsid="003582d5" style:font-weight-asian="normal" style:font-weight-complex="normal"/>
    </style:style>
    <style:style style:name="T15" style:family="text">
      <style:text-properties fo:font-weight="normal" officeooo:rsid="003807a6" style:font-weight-asian="normal" style:font-weight-complex="normal"/>
    </style:style>
    <style:style style:name="T16" style:family="text">
      <style:text-properties fo:font-weight="normal" officeooo:rsid="003e8df3" style:font-weight-asian="normal" style:font-weight-complex="normal"/>
    </style:style>
    <style:style style:name="T17" style:family="text">
      <style:text-properties fo:font-weight="normal" officeooo:rsid="003f11c1" style:font-weight-asian="normal" style:font-weight-complex="normal"/>
    </style:style>
    <style:style style:name="T18" style:family="text">
      <style:text-properties officeooo:rsid="002c6208"/>
    </style:style>
    <style:style style:name="T19" style:family="text">
      <style:text-properties officeooo:rsid="002e14a1"/>
    </style:style>
    <style:style style:name="T20" style:family="text">
      <style:text-properties officeooo:rsid="002eb273"/>
    </style:style>
    <style:style style:name="T21" style:family="text">
      <style:text-properties officeooo:rsid="00300846"/>
    </style:style>
    <style:style style:name="T22" style:family="text">
      <style:text-properties officeooo:rsid="0030e61d"/>
    </style:style>
    <style:style style:name="T23" style:family="text">
      <style:text-properties officeooo:rsid="0030ff61"/>
    </style:style>
    <style:style style:name="T24" style:family="text">
      <style:text-properties officeooo:rsid="0033acc4"/>
    </style:style>
    <style:style style:name="T25" style:family="text">
      <style:text-properties officeooo:rsid="003582d5"/>
    </style:style>
    <style:style style:name="T26" style:family="text">
      <style:text-properties officeooo:rsid="003807a6"/>
    </style:style>
    <style:style style:name="T27" style:family="text">
      <style:text-properties officeooo:rsid="0039c79b"/>
    </style:style>
    <style:style style:name="T28" style:family="text">
      <style:text-properties officeooo:rsid="003e8df3"/>
    </style:style>
    <style:style style:name="T29" style:family="text">
      <style:text-properties officeooo:rsid="003f11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asos de Teste</text:p>
      <text:p text:style-name="P11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bookmark-start text:name="__DdeLink__636_353399123"/><text:span text:style-name="T1">ID:</text:span> <text:span text:style-name="T6">CT</text:span>01</text:p>
            <text:p text:style-name="P6">Nome: <text:span text:style-name="T6">Cadastro de Usuário </text:span><text:span text:style-name="T8">no Sistema</text:span></text:p>
            <text:p text:style-name="P12">Funcionalidade: <text:span text:style-name="T9">Cadastrar</text:span></text:p>
            <text:p text:style-name="P6">Ator:<text:span text:style-name="T6"> Usuário</text:span></text:p>
            <text:p text:style-name="P6">Pré-Condições: <text:span text:style-name="T6">Não existir Usuário com o mesmo login, </text:span><text:span text:style-name="T8">cpf e e-mail no Sistema;</text:span></text:p>
            <text:p text:style-name="P6">Procedimentos (Entradas e Saídas):</text:p>
            <text:p text:style-name="P24">1 – Abra a aplicação;</text:p>
            <text:p text:style-name="P24">2 – Selecionar <text:s/>“Cadastrar de Usuário”;</text:p>
            <text:p text:style-name="P24">3 – Insira <text:span text:style-name="T18">dados cadastrais</text:span>: <text:bookmark-end text:name="__DdeLink__636_353399123"/></text:p>
            <text:p text:style-name="P24"><text:tab/><text:span text:style-name="T1">Nome:</text:span> “Matheus de Assis Ribeiro”</text:p>
            <text:p text:style-name="P24"><text:tab/><text:span text:style-name="T1">Data de Nascimento:</text:span> “30/08/1996”</text:p>
            <text:p text:style-name="P24"><text:tab/><text:span text:style-name="T1">Sexo:</text:span> “<text:span text:style-name="T18">M</text:span>”</text:p>
            <text:p text:style-name="P24"><text:tab/><text:span text:style-name="T4">Nascionalidade: </text:span><text:span text:style-name="T19">“Brasileiro”</text:span></text:p>
            <text:p text:style-name="P24"><text:tab/><text:span text:style-name="T4">Passaporte: </text:span><text:span text:style-name="T19">“”;</text:span></text:p>
            <text:p text:style-name="P24"><text:tab/><text:span text:style-name="T5">Reservista:</text:span><text:span text:style-name="T20"> “32168416151654-65”</text:span></text:p>
            <text:p text:style-name="P24"><text:tab/><text:span text:style-name="T2">Cpf:</text:span><text:span text:style-name="T18"> 725 865 325-54</text:span></text:p>
            <text:p text:style-name="P24"/>
            <text:p text:style-name="P51"><text:span text:style-name="T7"><text:tab/></text:span><text:span text:style-name="T3">E-mail:</text:span><text:span text:style-name="T7"> “matheus.assisrib@gmail.com”</text:span></text:p>
            <text:p text:style-name="P24"><text:bookmark-start text:name="__DdeLink__590_353399123"/><text:tab/><text:span text:style-name="T2">Telefone </text:span><text:span text:style-name="T5">Obrigatório</text:span><text:span text:style-name="T2">:</text:span><text:span text:style-name="T18"> (62)3210-6545</text:span><text:bookmark-end text:name="__DdeLink__590_353399123"/></text:p>
            <text:p text:style-name="P24"><text:tab/><text:span text:style-name="T2">Telefone2:</text:span><text:span text:style-name="T18"> (62)9810-8543</text:span></text:p>
            <text:p text:style-name="P24"/>
            <text:p text:style-name="P24"><text:tab/><text:span text:style-name="T2">Rua: </text:span><text:span text:style-name="T18">Genésio de Lima Brito</text:span></text:p>
            <text:p text:style-name="P24"><text:tab/><text:span text:style-name="T2">Numero:</text:span><text:span text:style-name="T18"> 58</text:span></text:p>
            <text:p text:style-name="P24"><text:tab/><text:span text:style-name="T2">Complemento:</text:span><text:span text:style-name="T18"> Qd B Lt 19</text:span></text:p>
            <text:p text:style-name="P24"><text:tab/><text:span text:style-name="T2">Bairro:</text:span><text:span text:style-name="T18"> Jardim Balneário Meia Ponte</text:span></text:p>
            <text:p text:style-name="P24"><text:tab/><text:span text:style-name="T2">Cidade:</text:span><text:span text:style-name="T18"> Goiânia<text:tab/>Estado: GO</text:span></text:p>
            <text:p text:style-name="P24"><text:span text:style-name="T18"><text:tab/></text:span><text:span text:style-name="T2">Pais:</text:span><text:span text:style-name="T18"> Brasil</text:span></text:p>
            <text:p text:style-name="P24"/>
            <text:p text:style-name="P24"><text:tab/><text:span text:style-name="T2">Login: </text:span><text:span text:style-name="T18">matheusdea</text:span></text:p>
            <text:p text:style-name="P24"><text:tab/><text:span text:style-name="T2">Senha:</text:span><text:span text:style-name="T18"> matheus123</text:span></text:p>
            <text:p text:style-name="P24"/>
            <text:p text:style-name="P30">4 – Clica em “Cadastrar”;</text:p>
            <text:p text:style-name="P30">5 – Confirma cadastro no e-mail informado.</text:p>
            <text:p text:style-name="P30"/>
            <text:p text:style-name="P12"><text:bookmark-start text:name="__DdeLink__592_353399123"/>Resultado Esperado:<text:bookmark-end text:name="__DdeLink__592_353399123"/></text:p>
            <text:p text:style-name="P30">1 – Casdastro do usuário “Matheus de Assis” realizado com sucesso;</text:p>
            <text:p text:style-name="P30">2 – Acesso <text:span text:style-name="T23">do Usuário ao Sistema</text:span>.</text:p>
            <text:p text:style-name="P30"/>
            <text:p text:style-name="P18"><text:bookmark-start text:name="__DdeLink__594_353399123"/>Fluxo Alternativo 1:</text:p>
            <text:p text:style-name="P35">1- Algum desses itens vazios: Nome, Data de Nascimento, <text:span text:style-name="T21">Nacionalidade,</text:span> Sexo, cpf, e-mail, <text:span text:style-name="T20">telefoneObrigatório,</text:span> login <text:span text:style-name="T20">ou</text:span> senha. </text:p>
            <text:p text:style-name="P12">Resultado Esperado:</text:p>
            <text:p text:style-name="P35">1- Campo obrigatório não informado.<text:bookmark-end text:name="__DdeLink__594_353399123"/></text:p>
            <text:p text:style-name="P35"/>
            <text:p text:style-name="P18">Fluxo Alternativo <text:span text:style-name="T20">2</text:span>:</text:p>
            <text:p text:style-name="P35">1- Algum desses itens <text:span text:style-name="T20">com caracteres especiais</text:span>: Nome, Data de Nascimento, Sexo, cpf, <text:span text:style-name="T20">telefones, Reservista ou Passaporte.</text:span></text:p>
            <text:p text:style-name="P12">Resultado Esperado:</text:p>
            <text:p text:style-name="P35">1- Campo <text:span text:style-name="T20">não suporta caracteres especiais.</text:span></text:p>
            <text:p text:style-name="P18">Fluxo Alternativo <text:span text:style-name="T20">3</text:span>:</text:p>
            <text:p text:style-name="P35"><text:soft-page-break/>1- <text:span text:style-name="T21">Idade &lt; 45;</text:span></text:p>
            <text:p text:style-name="P42">3- Sexo: “M”;</text:p>
            <text:p text:style-name="P41">2- <text:span text:style-name="T1">Reservista: </text:span>“ ”.</text:p>
            <text:p text:style-name="P12">Resultado Esperado:</text:p>
            <text:p text:style-name="P35">1- Campo <text:span text:style-name="T20">Reservista obrigatório.</text:span></text:p>
            <text:p text:style-name="P35"/>
            <text:p text:style-name="P18">Fluxo Alternativo <text:span text:style-name="T20">4</text:span>:</text:p>
            <text:p text:style-name="P35">1- <text:span text:style-name="T21">Nome com menos de 5 e mais de 100 caracteres ou nulo ou sequencia de espaços em branco;</text:span></text:p>
            <text:p text:style-name="P12">Resultado Esperado:</text:p>
            <text:p text:style-name="P35">1- <text:span text:style-name="T21"><text:s/>Nome Inválido</text:span>.</text:p>
            <text:p text:style-name="P35"/>
            <text:p text:style-name="P18">Fluxo Alternativo <text:span text:style-name="T21">5</text:span>:</text:p>
            <text:p text:style-name="P35">1- <text:span text:style-name="T21">Nacionalidade Estrangeira;</text:span></text:p>
            <text:p text:style-name="P42">2- Passaporte: “ ”.</text:p>
            <text:p text:style-name="P12">Resultado Esperado:</text:p>
            <text:p text:style-name="P34">1- <text:span text:style-name="T21"><text:s/>Passaporte Obrigatório</text:span>.</text:p>
          </table:table-cell>
        </table:table-row>
      </table:table>
      <text:p text:style-name="P33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<text:span text:style-name="T1">ID:</text:span> <text:span text:style-name="T6">CT</text:span>0<text:span text:style-name="T21">2</text:span></text:p>
            <text:p text:style-name="P6">Nome: <text:span text:style-name="T9">Dados cadastrais já existentes</text:span></text:p>
            <text:p text:style-name="P12">Funcionalidade: <text:span text:style-name="T9">Cadastrar</text:span></text:p>
            <text:p text:style-name="P6">Ator:<text:span text:style-name="T6"> Usuário</text:span></text:p>
            <text:p text:style-name="P6">Pré-Condições: <text:span text:style-name="T10">Usuário já cadastrado com:</text:span></text:p>
            <text:p text:style-name="P51"><text:span text:style-name="T10"><text:tab/></text:span><text:span text:style-name="T3">Nome:</text:span><text:span text:style-name="T7"> “Matheus de Assis Ribeiro”</text:span></text:p>
            <text:p text:style-name="P24"><text:tab/><text:span text:style-name="T1">Data de Nascimento:</text:span> “30/08/1996”</text:p>
            <text:p text:style-name="P24"><text:tab/><text:span text:style-name="T1">Sexo:</text:span> “<text:span text:style-name="T18">M</text:span>”</text:p>
            <text:p text:style-name="P24"><text:tab/><text:span text:style-name="T4">Nascionalidade: </text:span><text:span text:style-name="T19">“Brasileiro”</text:span></text:p>
            <text:p text:style-name="P24"><text:tab/><text:span text:style-name="T4">Passaporte: </text:span><text:span text:style-name="T19">“333.333.333-333”;</text:span></text:p>
            <text:p text:style-name="P24"><text:tab/><text:span text:style-name="T5">Reservista:</text:span><text:span text:style-name="T20"> “32168416151654-65”</text:span></text:p>
            <text:p text:style-name="P24"><text:tab/><text:span text:style-name="T2">Cpf:</text:span><text:span text:style-name="T18"> “725 865 325-54”</text:span></text:p>
            <text:p text:style-name="P24"/>
            <text:p text:style-name="P51"><text:span text:style-name="T7"><text:tab/></text:span><text:span text:style-name="T3">E-mail:</text:span><text:span text:style-name="T7"> “matheus.assisrib@gmail.com”</text:span></text:p>
            <text:p text:style-name="P24"><text:bookmark-start text:name="__DdeLink__590_35339912312"/><text:tab/><text:span text:style-name="T2">Telefone </text:span><text:span text:style-name="T5">Obrigatório</text:span><text:span text:style-name="T2">:</text:span><text:span text:style-name="T18"> (62)3210-6545</text:span><text:bookmark-end text:name="__DdeLink__590_35339912312"/></text:p>
            <text:p text:style-name="P24"><text:tab/><text:span text:style-name="T2">Telefone2:</text:span><text:span text:style-name="T18"> (62)9810-8543</text:span></text:p>
            <text:p text:style-name="P24"/>
            <text:p text:style-name="P24"><text:tab/><text:span text:style-name="T2">Rua: </text:span><text:span text:style-name="T18">Genésio de Lima Brito</text:span></text:p>
            <text:p text:style-name="P24"><text:tab/><text:span text:style-name="T2">Numero:</text:span><text:span text:style-name="T18"> 58</text:span></text:p>
            <text:p text:style-name="P24"><text:tab/><text:span text:style-name="T2">Complemento:</text:span><text:span text:style-name="T18"> Qd B Lt 19</text:span></text:p>
            <text:p text:style-name="P24"><text:tab/><text:span text:style-name="T2">Bairro:</text:span><text:span text:style-name="T18"> Jardim Balneário Meia Ponte</text:span></text:p>
            <text:p text:style-name="P24"><text:tab/><text:span text:style-name="T2">Cidade:</text:span><text:span text:style-name="T18"> Goiânia<text:tab/>Estado: GO</text:span></text:p>
            <text:p text:style-name="P24"><text:span text:style-name="T18"><text:tab/></text:span><text:span text:style-name="T2">Pais:</text:span><text:span text:style-name="T18"> Brasil</text:span></text:p>
            <text:p text:style-name="P24"/>
            <text:p text:style-name="P24"><text:tab/><text:span text:style-name="T2">Login: </text:span><text:span text:style-name="T18">matheusdea</text:span></text:p>
            <text:p text:style-name="P24"><text:tab/><text:span text:style-name="T2">Senha:</text:span><text:span text:style-name="T18"> matheus123</text:span></text:p>
            <text:p text:style-name="P24"/>
            <text:p text:style-name="P52"><text:tab/></text:p>
            <text:p text:style-name="P6">Procedimentos (Entradas e Saídas):</text:p>
            <text:p text:style-name="P24">1 – Abra a aplicação;</text:p>
            <text:p text:style-name="P24">2 – Selecionar <text:s/>“Cadastrar de Usuário”;</text:p>
            <text:p text:style-name="P24">3 – Insira <text:span text:style-name="T18">dados cadastrais</text:span>:</text:p>
            <text:p text:style-name="P24">1 – Abra a aplicação;</text:p>
            <text:p text:style-name="P24">2 – Selecionar <text:s/>“Cadastrar de Usuário”;</text:p>
            <text:p text:style-name="P24"><text:soft-page-break/>3 – Insira <text:span text:style-name="T18">dados cadastrais</text:span>: </text:p>
            <text:p text:style-name="P24"><text:tab/><text:span text:style-name="T1">Nome:</text:span> “Matheus de Assis Ribeiro”</text:p>
            <text:p text:style-name="P24"><text:tab/><text:span text:style-name="T1">Data de Nascimento:</text:span> “30/08/1996”</text:p>
            <text:p text:style-name="P24"><text:tab/><text:span text:style-name="T1">Sexo:</text:span> “<text:span text:style-name="T18">M</text:span>”</text:p>
            <text:p text:style-name="P24"><text:tab/><text:span text:style-name="T4">Nascionalidade: </text:span><text:span text:style-name="T19">“Brasileiro”</text:span></text:p>
            <text:p text:style-name="P24"><text:tab/><text:span text:style-name="T4">Passaporte: </text:span><text:span text:style-name="T19">“333.333.333-333”;</text:span></text:p>
            <text:p text:style-name="P24"><text:tab/><text:span text:style-name="T5">Reservista:</text:span><text:span text:style-name="T20"> “32168416151654-65”</text:span></text:p>
            <text:p text:style-name="P24"><text:tab/><text:span text:style-name="T2">Cpf:</text:span><text:span text:style-name="T18"> “725 865 325-54”</text:span></text:p>
            <text:p text:style-name="P24"/>
            <text:p text:style-name="P51"><text:span text:style-name="T7"><text:tab/></text:span><text:span text:style-name="T3">E-mail:</text:span><text:span text:style-name="T7"> “matheus.assisrib@gmail.com”</text:span></text:p>
            <text:p text:style-name="P24"><text:bookmark-start text:name="__DdeLink__590_3533991231"/><text:tab/><text:span text:style-name="T2">Telefone </text:span><text:span text:style-name="T5">Obrigatório</text:span><text:span text:style-name="T2">:</text:span><text:span text:style-name="T18"> (62)3210-6545</text:span><text:bookmark-end text:name="__DdeLink__590_3533991231"/></text:p>
            <text:p text:style-name="P24"><text:tab/><text:span text:style-name="T2">Telefone2:</text:span><text:span text:style-name="T18"> (62)9810-8543</text:span></text:p>
            <text:p text:style-name="P24"/>
            <text:p text:style-name="P24"><text:tab/><text:span text:style-name="T2">Rua: </text:span><text:span text:style-name="T18">Genésio de Lima Brito</text:span></text:p>
            <text:p text:style-name="P24"><text:tab/><text:span text:style-name="T2">Numero:</text:span><text:span text:style-name="T18"> 58</text:span></text:p>
            <text:p text:style-name="P24"><text:tab/><text:span text:style-name="T2">Complemento:</text:span><text:span text:style-name="T18"> Qd B Lt 19</text:span></text:p>
            <text:p text:style-name="P24"><text:tab/><text:span text:style-name="T2">Bairro:</text:span><text:span text:style-name="T18"> Jardim Balneário Meia Ponte</text:span></text:p>
            <text:p text:style-name="P24"><text:tab/><text:span text:style-name="T2">Cidade:</text:span><text:span text:style-name="T18"> Goiânia<text:tab/>Estado: GO</text:span></text:p>
            <text:p text:style-name="P24"><text:span text:style-name="T18"><text:tab/></text:span><text:span text:style-name="T2">Pais:</text:span><text:span text:style-name="T18"> Brasil</text:span></text:p>
            <text:p text:style-name="P24"/>
            <text:p text:style-name="P24"><text:tab/><text:span text:style-name="T2">Login: </text:span><text:span text:style-name="T18">matheusdea</text:span></text:p>
            <text:p text:style-name="P24"><text:tab/><text:span text:style-name="T2">Senha:</text:span><text:span text:style-name="T18"> matheus123</text:span></text:p>
            <text:p text:style-name="P24"/>
            <text:p text:style-name="P30">4 – Clica em “Cadastrar”;</text:p>
            <text:p text:style-name="P30"/>
            <text:p text:style-name="P12"><text:bookmark-start text:name="__DdeLink__592_3533991231"/>Resultado Esperado:<text:bookmark-end text:name="__DdeLink__592_3533991231"/></text:p>
            <text:p text:style-name="P30">1 – <text:span text:style-name="T22">Login inválido (já existente);</text:span></text:p>
            <text:p text:style-name="P30">2 – <text:span text:style-name="T22">Numero de Passaporte inválido (já existente);</text:span></text:p>
            <text:p text:style-name="P43">3 – Cpf inválido (já existente);</text:p>
            <text:p text:style-name="P43">4 – Reservista inválido (já existente);</text:p>
            <text:p text:style-name="P43">5 – E-mail inválido (já existente).</text:p>
          </table:table-cell>
        </table:table-row>
      </table:table>
      <text:p text:style-name="P32"/>
      <table:table table:name="Table3" table:style-name="Table3">
        <table:table-column table:style-name="Table3.A"/>
        <table:table-row>
          <table:table-cell table:style-name="Table3.A1" office:value-type="string">
            <text:p text:style-name="P1"><text:span text:style-name="T1">ID:</text:span> <text:span text:style-name="T6">CT</text:span>0<text:span text:style-name="T22">3</text:span></text:p>
            <text:p text:style-name="P6">Nome: <text:span text:style-name="T6">Cadastro de </text:span><text:span text:style-name="T11">Funcionário </text:span><text:span text:style-name="T12">no Sistema</text:span></text:p>
            <text:p text:style-name="P12">Funcionalidade: <text:span text:style-name="T9">Cadastrar</text:span></text:p>
            <text:p text:style-name="P6">Ator:<text:span text:style-name="T6"> </text:span><text:span text:style-name="T11">Funcionario</text:span></text:p>
            <text:p text:style-name="P6">Pré-Condições: <text:span text:style-name="T6">Não existir </text:span><text:span text:style-name="T11">Funcionário</text:span><text:span text:style-name="T6"> com o mesmo </text:span><text:span text:style-name="T12">numerodeCracha</text:span><text:span text:style-name="T8">;</text:span></text:p>
            <text:p text:style-name="P6">Procedimentos (Entradas e Saídas):</text:p>
            <text:p text:style-name="P24">1 – Abra a aplicação;</text:p>
            <text:p text:style-name="P24">2 – Selecionar <text:s/>“Cadastrar <text:span text:style-name="T23">Funcionário</text:span>”;</text:p>
            <text:p text:style-name="P25">3 – Insira <text:span text:style-name="T18">dados cadastrais do Funcionário;</text:span></text:p>
            <text:p text:style-name="P25"/>
            <text:p text:style-name="P13"><text:bookmark-start text:name="__DdeLink__592_3533991232"/>Resultado Esperado:<text:bookmark-end text:name="__DdeLink__592_3533991232"/></text:p>
            <text:p text:style-name="P44">1 – Valida Numero do Crachá;</text:p>
            <text:p text:style-name="P31"><text:span text:style-name="T23">2</text:span> – Casdastro do <text:span text:style-name="T23">Funcionario</text:span> realizado com sucesso;</text:p>
            <text:p text:style-name="P31"><text:span text:style-name="T23">3</text:span> – Acesso <text:span text:style-name="T23">do Funcionário ao Sistema.</text:span></text:p>
          </table:table-cell>
        </table:table-row>
      </table:table>
      <text:p text:style-name="P29"/>
      <table:table table:name="Table4" table:style-name="Table4">
        <table:table-column table:style-name="Table4.A"/>
        <table:table-row>
          <table:table-cell table:style-name="Table4.A1" office:value-type="string">
            <text:p text:style-name="P2"><text:span text:style-name="T1">ID:</text:span> <text:span text:style-name="T6">CT</text:span>0<text:span text:style-name="T23">4</text:span></text:p>
            <text:p text:style-name="P7">Nome: <text:span text:style-name="T6">Cadastro de </text:span><text:span text:style-name="T11">Funcionário </text:span><text:span text:style-name="T12">já existente</text:span></text:p>
            <text:p text:style-name="P13">Funcionalidade: <text:span text:style-name="T9">Cadastrar</text:span></text:p>
            <text:p text:style-name="P7">Ator:<text:span text:style-name="T6"> </text:span><text:span text:style-name="T11">Funcionario</text:span></text:p>
            <text:p text:style-name="P7"><text:soft-page-break/>Pré-Condições: <text:span text:style-name="T12">NumeroCracha: “5555”</text:span></text:p>
            <text:p text:style-name="P7">Procedimentos (Entradas e Saídas):</text:p>
            <text:p text:style-name="P25">1 – Abra a aplicação;</text:p>
            <text:p text:style-name="P25">2 – Selecionar <text:s/>“Cadastrar <text:span text:style-name="T23">Funcionário</text:span>”;</text:p>
            <text:p text:style-name="P25">3 – Insira <text:span text:style-name="T18">dados cadastrais do Funcionário: Numero Cracha: “5555”;</text:span></text:p>
            <text:p text:style-name="P25"/>
            <text:p text:style-name="P13"><text:bookmark-start text:name="__DdeLink__592_35339912321"/>Resultado Esperado:<text:bookmark-end text:name="__DdeLink__592_35339912321"/></text:p>
            <text:p text:style-name="P31">1 – <text:span text:style-name="T23">Funcionário já cadastrado;</text:span></text:p>
          </table:table-cell>
        </table:table-row>
      </table:table>
      <text:p text:style-name="P29"/>
      <table:table table:name="Table5" table:style-name="Table5">
        <table:table-column table:style-name="Table5.A"/>
        <table:table-row>
          <table:table-cell table:style-name="Table5.A1" office:value-type="string">
            <text:p text:style-name="P2"><text:span text:style-name="T1">ID:</text:span> <text:span text:style-name="T6">CT</text:span>0<text:span text:style-name="T23">5</text:span></text:p>
            <text:p text:style-name="P7">Nome: <text:span text:style-name="T12">Login Usuário</text:span></text:p>
            <text:p text:style-name="P13">Funcionalidade: <text:span text:style-name="T12">Login</text:span></text:p>
            <text:p text:style-name="P7">Ator: <text:span text:style-name="T12">Usuário</text:span></text:p>
            <text:p text:style-name="P7">Pré-Condições: <text:span text:style-name="T12">Usuário com login: matheusdea e senha: matheus123 cadastrado;</text:span></text:p>
            <text:p text:style-name="P7">Procedimentos (Entradas e Saídas):</text:p>
            <text:p text:style-name="P25">1 – Abra a aplicação;</text:p>
            <text:p text:style-name="P25">2 – Selecionar <text:s/>“<text:span text:style-name="T23">Login Usuário</text:span>”;</text:p>
            <text:p text:style-name="P25">3 – Insira <text:span text:style-name="T23">login e Senha:</text:span></text:p>
            <text:p text:style-name="P25"><text:tab/><text:span text:style-name="T23">Login: matheusdea</text:span></text:p>
            <text:p text:style-name="P25"><text:tab/><text:span text:style-name="T23">Senha: matheus123</text:span></text:p>
            <text:p text:style-name="P44">4 – Valida login e senha.</text:p>
            <text:p text:style-name="P44"/>
            <text:p text:style-name="P13"><text:bookmark-start text:name="__DdeLink__592_35339912322"/>Resultado Esperado:<text:bookmark-end text:name="__DdeLink__592_35339912322"/></text:p>
            <text:p text:style-name="P44">1 – Acesso do usuário ao Sistema;</text:p>
            <text:p text:style-name="P44"/>
            <text:p text:style-name="P19"><text:bookmark-start text:name="__DdeLink__646_353399123"/>Fluxo Alternativo 1:</text:p>
            <text:p text:style-name="P44">3 – Login: “ ” <text:s/>Senha: matheusdea</text:p>
            <text:p text:style-name="P13">Resultado Esperado:</text:p>
            <text:p text:style-name="P36">1- <text:span text:style-name="T23">Login ou senha incorreto;</text:span></text:p>
            <text:p text:style-name="P44"><text:bookmark-end text:name="__DdeLink__646_353399123"/></text:p>
            <text:p text:style-name="P19">Fluxo Alternativo <text:span text:style-name="T23">2</text:span>:</text:p>
            <text:p text:style-name="P44">3 – Login: matheusdea <text:s/>Senha: “ ”</text:p>
            <text:p text:style-name="P13">Resultado Esperado:</text:p>
            <text:p text:style-name="P36">1- <text:span text:style-name="T23">Login ou senha incorreto;</text:span></text:p>
            <text:p text:style-name="P36"/>
            <text:p text:style-name="P19">Fluxo Alternativo <text:span text:style-name="T23">3</text:span>:</text:p>
            <text:p text:style-name="P44">3 – Login: “matheusde” <text:s/>Senha: matheus123</text:p>
            <text:p text:style-name="P13">Resultado Esperado:</text:p>
            <text:p text:style-name="P36">1- <text:span text:style-name="T23">Login ou senha incorreto;</text:span></text:p>
          </table:table-cell>
        </table:table-row>
      </table:table>
      <text:p text:style-name="P29"/>
      <table:table table:name="Table6" table:style-name="Table6">
        <table:table-column table:style-name="Table6.A"/>
        <table:table-row>
          <table:table-cell table:style-name="Table6.A1" office:value-type="string">
            <text:p text:style-name="P3"><text:span text:style-name="T1">ID:</text:span> <text:span text:style-name="T6">CT</text:span>0<text:span text:style-name="T24">6</text:span></text:p>
            <text:p text:style-name="P8">Nome: <text:span text:style-name="T12">Login </text:span><text:span text:style-name="T13">Funcionário</text:span></text:p>
            <text:p text:style-name="P14">Funcionalidade: <text:span text:style-name="T12">Login</text:span></text:p>
            <text:p text:style-name="P8">Ator: <text:span text:style-name="T13">Funcionário</text:span></text:p>
            <text:p text:style-name="P8">Pré-Condições: <text:span text:style-name="T13">Funcionário</text:span><text:span text:style-name="T12"> com </text:span><text:span text:style-name="T13">crachá</text:span><text:span text:style-name="T12">: </text:span><text:span text:style-name="T13">5555</text:span><text:span text:style-name="T12"> e senha: matheus123 cadastrado;</text:span></text:p>
            <text:p text:style-name="P8">Procedimentos (Entradas e Saídas):</text:p>
            <text:p text:style-name="P26">1 – Abra a aplicação;</text:p>
            <text:p text:style-name="P26">2 – Selecionar <text:s/>“<text:span text:style-name="T23">Login Funcionário</text:span>”;</text:p>
            <text:p text:style-name="P26">3 – Insira <text:span text:style-name="T23">login e Senha:</text:span></text:p>
            <text:p text:style-name="P26"><text:tab/><text:span text:style-name="T24">Crachá: 5555</text:span></text:p>
            <text:p text:style-name="P26"><text:tab/><text:span text:style-name="T23">Senha: matheus123</text:span></text:p>
            <text:p text:style-name="P45"><text:soft-page-break/>4 – Valida login e senha.</text:p>
            <text:p text:style-name="P45"/>
            <text:p text:style-name="P14"><text:bookmark-start text:name="__DdeLink__592_353399123221"/>Resultado Esperado:<text:bookmark-end text:name="__DdeLink__592_353399123221"/></text:p>
            <text:p text:style-name="P45">1 – Acesso do <text:span text:style-name="T24">funcionário</text:span> ao Sistema;</text:p>
            <text:p text:style-name="P45"/>
            <text:p text:style-name="P20"><text:bookmark-start text:name="__DdeLink__646_3533991231"/>Fluxo Alternativo 1:</text:p>
            <text:p text:style-name="P45">3 – Crachá: “ ” <text:s/>Senha: matheusdea</text:p>
            <text:p text:style-name="P14">Resultado Esperado:</text:p>
            <text:p text:style-name="P37">1- <text:span text:style-name="T24">Crachá ou senha incorreto;</text:span></text:p>
            <text:p text:style-name="P45"><text:bookmark-end text:name="__DdeLink__646_3533991231"/></text:p>
            <text:p text:style-name="P20">Fluxo Alternativo <text:span text:style-name="T23">2</text:span>:</text:p>
            <text:p text:style-name="P45">3 – Crachá: 5555 <text:s/>Senha: “ ”</text:p>
            <text:p text:style-name="P14">Resultado Esperado:</text:p>
            <text:p text:style-name="P37">1- <text:span text:style-name="T24">Crachá ou senha incorreto;</text:span></text:p>
            <text:p text:style-name="P37"/>
            <text:p text:style-name="P20">Fluxo Alternativo <text:span text:style-name="T23">3</text:span>:</text:p>
            <text:p text:style-name="P45">3 – Crachá: “6544” <text:s/>Senha: matheus123</text:p>
            <text:p text:style-name="P14">Resultado Esperado:</text:p>
            <text:p text:style-name="P37">1- <text:span text:style-name="T24">Crachá ou senha incorreto;</text:span></text:p>
          </table:table-cell>
        </table:table-row>
      </table:table>
      <text:p text:style-name="P29"/>
      <table:table table:name="Table7" table:style-name="Table7">
        <table:table-column table:style-name="Table7.A"/>
        <table:table-row>
          <table:table-cell table:style-name="Table7.A1" office:value-type="string">
            <text:p text:style-name="P3"><text:span text:style-name="T1">ID:</text:span> <text:span text:style-name="T6">CT</text:span>0<text:span text:style-name="T25">7</text:span></text:p>
            <text:p text:style-name="P8">Nome: <text:span text:style-name="T13">Adicionar Qualificação</text:span></text:p>
            <text:p text:style-name="P14">Funcionalidade: <text:span text:style-name="T13">AddQualificacao</text:span></text:p>
            <text:p text:style-name="P8">Ator: <text:span text:style-name="T12">Usuário</text:span></text:p>
            <text:p text:style-name="P8">Pré-Condições: <text:span text:style-name="T12">Usuário com login: matheusdea </text:span><text:span text:style-name="T13">logado sem qualificação</text:span></text:p>
            <text:p text:style-name="P8">Procedimentos (Entradas e Saídas):</text:p>
            <text:p text:style-name="P26">1 – Abra a aplicação;</text:p>
            <text:p text:style-name="P26">2 – <text:span text:style-name="T24">Realizar login;</text:span></text:p>
            <text:p text:style-name="P46">3 – Selecionar “Adicionar Qualificação”</text:p>
            <text:p text:style-name="P46">4 – Inserir informações:</text:p>
            <text:p text:style-name="P46"><text:tab/>Título: Engenheiro</text:p>
            <text:p text:style-name="P46"><text:tab/>Descrição: Formado na UFG possuo experiência em obras de saneamento e construção e manutenção de pontes</text:p>
            <text:p text:style-name="P46"/>
            <text:p text:style-name="P14"><text:bookmark-start text:name="__DdeLink__592_353399123222"/>Resultado Esperado:<text:bookmark-end text:name="__DdeLink__592_353399123222"/></text:p>
            <text:p text:style-name="P45">1 – <text:span text:style-name="T24">Qualificação adicionada com sucesso;</text:span></text:p>
            <text:p text:style-name="P45"/>
            <text:p text:style-name="P20"><text:bookmark-start text:name="__DdeLink__655_353399123"/><text:bookmark-start text:name="__DdeLink__646_3533991232"/>Fluxo Alternativo 1:</text:p>
            <text:p text:style-name="P45">3 – Título: “ ”</text:p>
            <text:p text:style-name="P14">Resultado Esperado:</text:p>
            <text:p text:style-name="P37">1- <text:span text:style-name="T25">O título é um campo obrigatório;</text:span></text:p>
            <text:p text:style-name="P37"><text:bookmark-end text:name="__DdeLink__655_353399123"/></text:p>
            <text:p text:style-name="P21">Fluxo Alternativo 1:</text:p>
            <text:p text:style-name="P55">3 – Descrição: “ ”</text:p>
            <text:p text:style-name="P15">Resultado Esperado:</text:p>
            <text:p text:style-name="P38">1- <text:span text:style-name="T25">Alguma descrição é necessária;</text:span><text:bookmark-end text:name="__DdeLink__646_3533991232"/></text:p>
          </table:table-cell>
        </table:table-row>
      </table:table>
      <text:p text:style-name="P29"/>
      <table:table table:name="Table8" table:style-name="Table8">
        <table:table-column table:style-name="Table8.A"/>
        <table:table-row>
          <table:table-cell table:style-name="Table8.A1" office:value-type="string">
            <text:p text:style-name="P4"><text:span text:style-name="T1">ID:</text:span> <text:span text:style-name="T6">CT</text:span>0<text:span text:style-name="T25">8</text:span></text:p>
            <text:p text:style-name="P9">Nome: <text:span text:style-name="T14">Excluir</text:span><text:span text:style-name="T13"> Qualificação</text:span></text:p>
            <text:p text:style-name="P15">Funcionalidade: <text:span text:style-name="T14">Excluir</text:span><text:span text:style-name="T13">Qualificacao</text:span></text:p>
            <text:p text:style-name="P9">Ator: <text:span text:style-name="T12">Usuário</text:span></text:p>
            <text:p text:style-name="P9"><text:soft-page-break/>Pré-Condições: <text:span text:style-name="T12">Usuário com login: matheusdea </text:span><text:span text:style-name="T13">logado </text:span><text:span text:style-name="T14">com qualificações</text:span></text:p>
            <text:p text:style-name="P9">Procedimentos (Entradas e Saídas):</text:p>
            <text:p text:style-name="P27"><text:bookmark-start text:name="__DdeLink__670_353399123"/>1 – Abra a aplicação;</text:p>
            <text:p text:style-name="P27">2 – <text:span text:style-name="T24">Realizar login;</text:span></text:p>
            <text:p text:style-name="P47">3 – Selecionar “<text:span text:style-name="T25">Excluir</text:span> Qualificação”</text:p>
            <text:p text:style-name="P47">4 – <text:span text:style-name="T25">Selecionar qualificação que deseja excluir</text:span></text:p>
            <text:p text:style-name="P49">5 – Confirmar exclusão</text:p>
            <text:p text:style-name="P47"><text:bookmark-end text:name="__DdeLink__670_353399123"/></text:p>
            <text:p text:style-name="P15"><text:bookmark-start text:name="__DdeLink__592_3533991232221"/>Resultado Esperado:<text:bookmark-end text:name="__DdeLink__592_3533991232221"/></text:p>
            <text:p text:style-name="P55">1 – <text:span text:style-name="T24">Qualificação removida com sucesso;</text:span></text:p>
            <text:p text:style-name="P55"/>
            <text:p text:style-name="P75">Fluxo Alternativo 1:</text:p>
            <text:p text:style-name="P58">5 – Essa qualificação está vinculada a uma inscrição, no caso de sua remoção a inscrição também será excluída.</text:p>
            <text:p text:style-name="P58">6 – Confirmar </text:p>
            <text:p text:style-name="P73">Resultado Esperado:</text:p>
            <text:p text:style-name="P60"><text:bookmark text:name="__DdeLink__646_35339912321"/>1 – <text:span text:style-name="T28">Qualificação e Inscrição X excluida</text:span></text:p>
          </table:table-cell>
        </table:table-row>
      </table:table>
      <text:p text:style-name="P29"/>
      <table:table table:name="Table9" table:style-name="Table9">
        <table:table-column table:style-name="Table9.A"/>
        <table:table-row>
          <table:table-cell table:style-name="Table9.A1" office:value-type="string">
            <text:p text:style-name="P5"><text:bookmark-start text:name="__DdeLink__673_353399123"/><text:span text:style-name="T1">ID:</text:span> <text:span text:style-name="T6">CT</text:span>0<text:span text:style-name="T26">9</text:span></text:p>
            <text:p text:style-name="P10">Nome: <text:span text:style-name="T16">Excluir</text:span><text:span text:style-name="T13"> Qualificação </text:span><text:span text:style-name="T15">não existente</text:span></text:p>
            <text:p text:style-name="P16">Funcionalidade: <text:span text:style-name="T15">Excluir</text:span><text:span text:style-name="T13">Qualificacao</text:span></text:p>
            <text:p text:style-name="P10">Ator: <text:span text:style-name="T12">Usuário</text:span></text:p>
            <text:p text:style-name="P10">Pré-Condições: <text:span text:style-name="T12">Usuário com login: matheusdea </text:span><text:span text:style-name="T13">logado sem qualificação</text:span></text:p>
            <text:p text:style-name="P10">Procedimentos (Entradas e Saídas):</text:p>
            <text:p text:style-name="P28">1 – Abra a aplicação;</text:p>
            <text:p text:style-name="P28">2 – <text:span text:style-name="T24">Realizar login;</text:span></text:p>
            <text:p text:style-name="P48">3 – Selecionar “<text:span text:style-name="T25">Excluir</text:span> Qualificação”</text:p>
            <text:p text:style-name="P48"/>
            <text:p text:style-name="P16"><text:bookmark-start text:name="__DdeLink__592_3533991232223"/>Resultado Esperado:<text:bookmark-end text:name="__DdeLink__592_3533991232223"/></text:p>
            <text:p text:style-name="P49">1 – Não Existem qualificações<text:bookmark-end text:name="__DdeLink__673_353399123"/></text:p>
          </table:table-cell>
        </table:table-row>
      </table:table>
      <text:p text:style-name="P29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5"><text:bookmark-start text:name="__DdeLink__681_353399123"/><text:span text:style-name="T1">ID:</text:span> <text:span text:style-name="T6">CT</text:span><text:span text:style-name="T15">10</text:span></text:p>
            <text:p text:style-name="P10">Nome: <text:span text:style-name="T15">Buscar cargo</text:span></text:p>
            <text:p text:style-name="P16">Funcionalidade: <text:span text:style-name="T15">BuscarCargo</text:span></text:p>
            <text:p text:style-name="P10">Ator: <text:span text:style-name="T12">Usuário</text:span></text:p>
            <text:p text:style-name="P10">Pré-Condições: <text:span text:style-name="T12">Usuário </text:span><text:span text:style-name="T15">logado e com qualificação</text:span></text:p>
            <text:p text:style-name="P10">Procedimentos (Entradas e Saídas):</text:p>
            <text:p text:style-name="P28">1 – Abra a aplicação;</text:p>
            <text:p text:style-name="P28">2 – <text:span text:style-name="T24">Realizar login;</text:span></text:p>
            <text:p text:style-name="P48">3 – Selecionar “<text:span text:style-name="T26">BuscarQualificação</text:span>”</text:p>
            <text:p text:style-name="P49"><text:bookmark-start text:name="__DdeLink__677_353399123"/>4 – Selecionar Cargo: Engenheiro<text:bookmark-end text:name="__DdeLink__677_353399123"/></text:p>
            <text:p text:style-name="P48"/>
            <text:p text:style-name="P16"><text:bookmark-start text:name="__DdeLink__592_35339912322231"/>Resultado Esperado:<text:bookmark-end text:name="__DdeLink__592_35339912322231"/></text:p>
            <text:p text:style-name="P49">1 – Exibir cargos disponíveis</text:p>
            <text:p text:style-name="P49"/>
            <text:p text:style-name="P22"><text:bookmark-start text:name="__DdeLink__1360_1289695763"/>Fluxo Alternativo 1:</text:p>
            <text:p text:style-name="P49">4 – Selecionar Cargo: Engenheiro</text:p>
            <text:p text:style-name="P16">Resultado Esperado:</text:p>
            <text:p text:style-name="P39">1 – <text:span text:style-name="T26">Não existem cargos disponíveis para Engenheiro</text:span><text:bookmark-end text:name="__DdeLink__681_353399123"/><text:bookmark-end text:name="__DdeLink__1360_1289695763"/></text:p>
          </table:table-cell>
        </table:table-row>
      </table:table>
      <text:p text:style-name="P29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5"><text:bookmark-start text:name="__DdeLink__1366_1289695763"/><text:span text:style-name="T1">ID:</text:span> <text:span text:style-name="T6">CT</text:span><text:span text:style-name="T15">11</text:span></text:p>
            <text:p text:style-name="P10"><text:soft-page-break/>Nome: <text:span text:style-name="T15">Inscrever á cargo</text:span></text:p>
            <text:p text:style-name="P16">Funcionalidade: <text:span text:style-name="T15">InscreverCargo</text:span></text:p>
            <text:p text:style-name="P10">Ator: <text:span text:style-name="T12">Usuário</text:span></text:p>
            <text:p text:style-name="P10">Pré-Condições: <text:span text:style-name="T12">Usuário </text:span><text:span text:style-name="T15">logado e com qualificação</text:span></text:p>
            <text:p text:style-name="P10">Procedimentos (Entradas e Saídas):</text:p>
            <text:p text:style-name="P28">1 – Abra a aplicação;</text:p>
            <text:p text:style-name="P28">2 – <text:span text:style-name="T24">Realizar login;</text:span></text:p>
            <text:p text:style-name="P48"><text:bookmark-start text:name="__DdeLink__731_353399123"/>3 – Selecionar “<text:span text:style-name="T26">BuscarQualificação</text:span>”<text:bookmark-end text:name="__DdeLink__731_353399123"/></text:p>
            <text:p text:style-name="P49"><text:bookmark-start text:name="__DdeLink__677_3533991231"/>4 – Selecionar Cargo: Engenheiro<text:bookmark-end text:name="__DdeLink__677_3533991231"/></text:p>
            <text:p text:style-name="P49">5 – Seleciona algum cargo</text:p>
            <text:p text:style-name="P49">6 – Confirma inscrição</text:p>
            <text:p text:style-name="P49">7 – Verifica qualificação</text:p>
            <text:p text:style-name="P49">8 – Verifica disponibilidade;</text:p>
            <text:p text:style-name="P49"><text:s/></text:p>
            <text:p text:style-name="P16"><text:bookmark-start text:name="__DdeLink__592_353399123222311"/>Resultado Esperado:<text:bookmark-end text:name="__DdeLink__592_353399123222311"/></text:p>
            <text:p text:style-name="P49"><text:span text:style-name="T29">1</text:span> – Inscrição realizada com sucesso</text:p>
            <text:p text:style-name="P49"/>
            <text:p text:style-name="P22"><text:bookmark-start text:name="__DdeLink__687_353399123"/>Fluxo Alternativo 1:</text:p>
            <text:p text:style-name="P49"><text:span text:style-name="T27">7</text:span> – <text:span text:style-name="T27">Verifica qualificação</text:span></text:p>
            <text:p text:style-name="P16">Resultado Esperado:</text:p>
            <text:p text:style-name="P39">1 – <text:span text:style-name="T27">Qualificação incompativel ou inesistente</text:span><text:bookmark-end text:name="__DdeLink__687_353399123"/></text:p>
            <text:p text:style-name="P39"/>
            <text:p text:style-name="P23">Fluxo Alternativo <text:span text:style-name="T27">2</text:span>:</text:p>
            <text:p text:style-name="P50"><text:span text:style-name="T27">7</text:span> – <text:span text:style-name="T27">Verifica disponibilidade</text:span></text:p>
            <text:p text:style-name="P17">Resultado Esperado:</text:p>
            <text:p text:style-name="P40">1 – <text:span text:style-name="T27">A concorrência ao cargo já foi encerrada, não há mais vagas;</text:span><text:bookmark-end text:name="__DdeLink__1366_1289695763"/></text:p>
          </table:table-cell>
        </table:table-row>
      </table:table>
      <text:p text:style-name="P68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69"><text:span text:style-name="T1">ID:</text:span> <text:span text:style-name="T6">CT</text:span><text:span text:style-name="T15">1</text:span><text:span text:style-name="T16">2</text:span></text:p>
            <text:p text:style-name="P71">Nome: <text:span text:style-name="T16">Excluir Inscrição</text:span></text:p>
            <text:p text:style-name="P73">Funcionalidade: <text:span text:style-name="T16">ExcluirInscriçao</text:span></text:p>
            <text:p text:style-name="P71">Ator: <text:span text:style-name="T12">Usuário</text:span></text:p>
            <text:p text:style-name="P71">Pré-Condições: <text:span text:style-name="T12">Usuário </text:span><text:span text:style-name="T15">logado e </text:span><text:span text:style-name="T16">com inscrição em um cargo</text:span></text:p>
            <text:p text:style-name="P71">Procedimentos (Entradas e Saídas):</text:p>
            <text:p text:style-name="P62">1 – Abra a aplicação;</text:p>
            <text:p text:style-name="P62">2 – <text:span text:style-name="T24">Realizar login;</text:span></text:p>
            <text:p text:style-name="P64">3 – <text:span text:style-name="T28">Selecionar Inscrição</text:span></text:p>
            <text:p text:style-name="P58">4 – Selecionar Excluir</text:p>
            <text:p text:style-name="P58">5 – Confirmar </text:p>
            <text:p text:style-name="P64"/>
            <text:p text:style-name="P73"><text:bookmark-start text:name="__DdeLink__592_353399123222312"/>Resultado Esperado:<text:bookmark-end text:name="__DdeLink__592_353399123222312"/></text:p>
            <text:p text:style-name="P56">1 – <text:span text:style-name="T28">Inscrição Excluida com sucesso</text:span></text:p>
          </table:table-cell>
        </table:table-row>
      </table:table>
      <text:p text:style-name="P68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9"><text:span text:style-name="T1">ID:</text:span> <text:span text:style-name="T6">CT</text:span><text:span text:style-name="T15">1</text:span><text:span text:style-name="T17">3</text:span></text:p>
            <text:p text:style-name="P71">Nome: <text:span text:style-name="T16">Cadastrar</text:span><text:span text:style-name="T15"> cargo</text:span></text:p>
            <text:p text:style-name="P73">Funcionalidade: <text:span text:style-name="T16">Novo</text:span><text:span text:style-name="T15">Cargo</text:span></text:p>
            <text:p text:style-name="P71">Ator: <text:span text:style-name="T16">Funcionário</text:span></text:p>
            <text:p text:style-name="P71">Pré-Condições: <text:span text:style-name="T16">Funcionário logado</text:span></text:p>
            <text:p text:style-name="P71">Procedimentos (Entradas e Saídas):</text:p>
            <text:p text:style-name="P62">1 – Abra a aplicação;</text:p>
            <text:p text:style-name="P62">2 – <text:span text:style-name="T24">Realizar login;</text:span></text:p>
            <text:p text:style-name="P64"><text:bookmark-start text:name="__DdeLink__731_3533991231"/>3 – Seleciona<text:bookmark-end text:name="__DdeLink__731_3533991231"/> <text:span text:style-name="T28">Cadastrar Novo Cargo</text:span></text:p>
            <text:p text:style-name="P67"><text:soft-page-break/><text:span text:style-name="T16">4 – Insere as informações;</text:span></text:p>
            <text:p text:style-name="P58">5 – Confirma</text:p>
            <text:p text:style-name="P58"/>
            <text:p text:style-name="P73"><text:bookmark-start text:name="__DdeLink__592_3533991232223111"/>Resultado Esperado:<text:bookmark-end text:name="__DdeLink__592_3533991232223111"/></text:p>
            <text:p text:style-name="P56"><text:span text:style-name="T29">1</text:span> – <text:span text:style-name="T28">Cargo cadastrado com sucesso</text:span></text:p>
            <text:p text:style-name="P56"/>
            <text:p text:style-name="P75"><text:bookmark-start text:name="__DdeLink__687_3533991231"/>Fluxo Alternativo 1:</text:p>
            <text:p text:style-name="P58">4 – <text:bookmark-start text:name="__DdeLink__1372_1289695763"/>Campos título, Quantidade de Vagas, Qualificação Necessária, Salário <text:span text:style-name="T29">e Empresa</text:span><text:bookmark-end text:name="__DdeLink__1372_1289695763"/> Nulos</text:p>
            <text:p text:style-name="P73">Resultado Esperado:</text:p>
            <text:p text:style-name="P61">1 – <text:bookmark-end text:name="__DdeLink__687_3533991231"/><text:s/><text:span text:style-name="T28">Campos título, Quantidade de Vagas, Qualificação Necessária, Salário e Empresa são obrigatórios</text:span></text:p>
          </table:table-cell>
        </table:table-row>
      </table:table>
      <text:p text:style-name="P68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70"><text:span text:style-name="T1">ID:</text:span> <text:span text:style-name="T6">CT</text:span><text:span text:style-name="T15">1</text:span><text:span text:style-name="T17">4</text:span></text:p>
            <text:p text:style-name="P72">Nome: <text:span text:style-name="T17">Excluir</text:span><text:span text:style-name="T15"> cargo</text:span></text:p>
            <text:p text:style-name="P74">Funcionalidade: <text:span text:style-name="T17">Excluir</text:span><text:span text:style-name="T15">Cargo</text:span></text:p>
            <text:p text:style-name="P72">Ator: <text:span text:style-name="T16">Funcionário</text:span></text:p>
            <text:p text:style-name="P72">Pré-Condições: <text:span text:style-name="T16">Funcionário logado</text:span></text:p>
            <text:p text:style-name="P72">Procedimentos (Entradas e Saídas):</text:p>
            <text:p text:style-name="P63">1 – Abra a aplicação;</text:p>
            <text:p text:style-name="P63">2 – <text:span text:style-name="T24">Realizar login;</text:span></text:p>
            <text:p text:style-name="P65"><text:bookmark-start text:name="__DdeLink__731_35339912311"/>3 – Seleciona<text:bookmark-end text:name="__DdeLink__731_35339912311"/> <text:span text:style-name="T29">Cargo</text:span></text:p>
            <text:p text:style-name="P76"><text:span text:style-name="T16">4 – </text:span><text:span text:style-name="T17">Seleciona Excluir</text:span></text:p>
            <text:p text:style-name="P59">5 – Confirma</text:p>
            <text:p text:style-name="P59"/>
            <text:p text:style-name="P74"><text:bookmark-start text:name="__DdeLink__592_35339912322231111"/>Resultado Esperado:<text:bookmark-end text:name="__DdeLink__592_35339912322231111"/></text:p>
            <text:p text:style-name="P57"><text:span text:style-name="T29">1</text:span> – <text:span text:style-name="T28">Cargo excluido com sucesso</text:span></text:p>
            <text:p text:style-name="P66">2 – Exclusão de todos os inscritos;</text:p>
            <text:p text:style-name="P66">3 – Enviar mensagem informando todos os inscritos da remoção do cargo.</text:p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mar Arantes</meta:initial-creator>
    <meta:creation-date>2015-12-06T15:58:40.368087250</meta:creation-date>
    <dc:date>2016-07-15T20:04:16.391601618</dc:date>
    <meta:editing-duration>PT1H18M17S</meta:editing-duration>
    <meta:editing-cycles>23</meta:editing-cycles>
    <meta:generator>LibreOffice/5.1.4.2$Linux_x86 LibreOffice_project/10m0$Build-2</meta:generator>
    <meta:document-statistic meta:table-count="14" meta:image-count="0" meta:object-count="0" meta:page-count="8" meta:paragraph-count="325" meta:word-count="1253" meta:character-count="9184" meta:non-whitespace-character-count="8064"/>
  </office:meta>
</office:document-meta>
</file>